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office:automatic-styles>
  <office:body>
    <office:text>
      <text:p text:style-name="Title">CV</text:p>
      <text:p text:style-name="Author">Christopher Kullenberg</text:p>
      <text:p text:style-name="Text_20_body"> </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 (Docent)</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text:a xlink:type="simple" xlink:href="http://files.christopherkullenberg.se/studierektoronline.pdf" office:name=""><text:span text:style-name="Definition">Study Administrator, spring semester 2014</text:span></text:a>. University of Gothenburg. </text:p>
        </text:list-item>
      </text:list>
      <text:h text:style-name="Heading_20_2" text:outline-level="2">Publications</text:h>
      <text:p text:style-name="First_20_paragraph">See also <text:a xlink:type="simple" xlink:href="https://orcid.org/0000-0002-1577-3570" office:name=""><text:span text:style-name="Definition">https://orcid.org/0000-0002-1577-3570</text:span></text:a></text:p>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7">
        <text:list-item>
          <text:p text:style-name="P17">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6) "Alla kan forska -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4">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4">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www.scishops.eu/export-and-advisory-board/#16" office:name=""><text:span text:style-name="Definition">Expert and advisory board for Scishops.eu</text:span></text:a>.</text:p>
        </text:list-item>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item>
          <text:p text:style-name="P25">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New Media and Society</text:span> (2018)</text:p>
        </text:list-item>
        <text:list-item>
          <text:p text:style-name="P27"><text:span text:style-name="T1">Citizen Science: Theory and Practice</text:span> (2018)</text:p>
        </text:list-item>
        <text:list-item>
          <text:p text:style-name="P27"><text:span text:style-name="T1">Citizen Science: Theory and Practice</text:span> (2018)</text:p>
        </text:list-item>
        <text:list-item>
          <text:p text:style-name="P27"><text:span text:style-name="T1">Journal of Science Communication</text:span> (2018)</text:p>
        </text:list-item>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80904 - Göteborgsforskning: Klassisk annonsering fortfarande poppis, GöteborgDirekt.</text:p>
        </text:list-item>
        <text:list-item>
          <text:p text:style-name="P30">20180903 - Metoden medborgarforskning innebär att forskare tar hjälp av allmänheten, Sveriges Radio P4.<text:line-break/></text:p>
        </text:list-item>
        <text:list-item>
          <text:p text:style-name="P30">20180831 - Anslagstavlan används fortfarande och är populär, Sveriges Radio P4.</text:p>
        </text:list-item>
        <text:list-item>
          <text:p text:style-name="P30">20180828 - "Analoga anslagstavlor behövs visst..", Forskning.se.</text:p>
        </text:list-item>
        <text:list-item>
          <text:p text:style-name="P30">20180828 - "Anslagstavlor fortfarande poppis", SVT Nyheter Väst.</text:p>
        </text:list-item>
        <text:list-item>
          <text:p text:style-name="P30">20180412 - Computer Sweden, <text:a xlink:type="simple" xlink:href="https://computersweden.idg.se/2.2683/1.700745/forskning-data" office:name=""><text:span text:style-name="Definition">"Stort skifte väntar när forskningens data öppnas upp"</text:span></text:a>.</text:p>
        </text:list-item>
        <text:list-item>
          <text:p text:style-name="P30">20180314 - Göteborgs Posten, <text:a xlink:type="simple" xlink:href="http://www.gp.se/nyheter/ekonomi/experten-d%C3%A4rf%C3%B6r-skadar-tystnaden-google-1.5393870" office:name=""><text:span text:style-name="Definition">"Expert: Tystnaden skadar Google"</text:span></text:a>.</text:p>
        </text:list-item>
        <text:list-item>
          <text:p text:style-name="P30">20180308 - Dagens Nyheter, <text:a xlink:type="simple" xlink:href="https://www.dn.se/nyheter/sverige/hatkontots-filmer-tillbaka-pa-youtube/" office:name=""><text:span text:style-name="Definition">"Hatkontots filmer tillbaka på Youtube"</text:span></text:a>.</text:p>
        </text:list-item>
        <text:list-item>
          <text:p text:style-name="P30">20180305 - Dagens Nyheter, <text:a xlink:type="simple" xlink:href="https://www.dn.se/nyheter/vetenskap/metoo-koden-som-forandrade-varlden/" office:name=""><text:span text:style-name="Definition">"Metoo - koden som förändrade världen"</text:span></text:a>.</text:p>
        </text:list-item>
        <text:list-item>
          <text:p text:style-name="P30">20180131 - SR P3, PP3, <text:a xlink:type="simple" xlink:href="http://t.sr.se/2Gv0I2K" office:name=""><text:span text:style-name="Definition">"Porrbotar och ord man borde sluta med"</text:span></text:a>.</text:p>
        </text:list-item>
        <text:list-item>
          <text:p text:style-name="P30">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0">20180123 - Aftonbladet, <text:a xlink:type="simple" xlink:href="https://www.aftonbladet.se/nyheter/a/On3x0w/svenska-twittrare-invaderade-av-porrbotar" office:name=""><text:span text:style-name="Definition">"Svenska twittrare invaderade av porrbotar"</text:span></text:a>.</text:p>
        </text:list-item>
        <text:list-item>
          <text:p text:style-name="P30">20180122 - SVT Nyheter, <text:a xlink:type="simple" xlink:href="https://www.svt.se/nyheter/inrikes/de-kartlagger-porrbotarna-pa-twitter" office:name=""><text:span text:style-name="Definition">"De kartlägger porrbotarna på Twitter"</text:span></text:a>.</text:p>
        </text:list-item>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Exhibitions and public outreach workshops</text:h>
      <text:list text:style-name="L31">
        <text:list-item>
          <text:p text:style-name="P31">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1">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2">
        <text:list-item>
          <text:p text:style-name="P32">20180602 - "The politics of Data in the intersection between Hacker Culture and Citizen Science", Science &amp; Dissent Workshop, June 1-2, 2018, University of Geneva, Switzerland</text:p>
        </text:list-item>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501 V18 Magisteruppsats", 15 ECTS, Second cycle, University of Gothenburg.</text:p>
        </text:list-item>
        <text:list-item>
          <text:p text:style-name="P35">2012, 2013, 2017, 2018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5">2005 (Course administrator) "Media, Individual and Every-day Life", 7.5 ECTS, Basic level, University West.</text:p>
        </text:list-item>
        <text:list-item>
          <text:p text:style-name="P35">2005 (Course administrator) "Strategic Communication", 7.5 EC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6">
        <text:list-item>
          <text:p text:style-name="P36">Gabriela Velasquez Ulloa (2018) "Hur når vi ut? Om att skapa engagemang på sociala medier", University of Gothenburg.</text:p>
        </text:list-item>
        <text:list-item>
          <text:p text:style-name="P36">Emelie Engström (2018) "Goa patienter och kompetent personal? En innehålls- och textanalys av Sahlgrenska Universitetssjukhusets värdeord på Instagram", University of Gothenburg.</text:p>
        </text:list-item>
        <text:list-item>
          <text:p text:style-name="P36">Clara Tortosa (2017) "Vem är göteborgaren i Vårt Göteborg? - En diskursanalys av Vi och dem i en kommuntidning", University of Gothenburg.</text:p>
        </text:list-item>
        <text:list-item>
          <text:p text:style-name="P36">Peter Häggbom Norrby (2017) "Medborgaren i kommunens kommunikationspolicy - En jämförelse mellan tio kommuner",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 "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 ”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8">
        <text:list-item>
          <text:p text:style-name="P38">Katarina von Sydow (2018) "Angereds närsjukhus kommunikation av folkhälsa – en fallstudie av 'Rökfria lekplatser' och 'Angereds hjältar', University of Gothenburg.</text:p>
        </text:list-item>
        <text:list-item>
          <text:p text:style-name="P38">Sofie Alnäs (2018) "I skärningspunkten mellan lokal och central styrning. En undersökning av kommunikatörens roll på sex institutioner vid Göteborgs universitet", University of Gothenburg.</text:p>
        </text:list-item>
      </text:list>
      <text:h text:style-name="Heading_20_3" text:outline-level="3">Information architecture studies: Thesis examination, bachelor's Degree</text:h>
      <text:list text:style-name="L39">
        <text:list-item>
          <text:p text:style-name="P39">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9">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0">
        <text:list-item>
          <text:p text:style-name="P40">Emma Håkansson (2018) "Att kommunicera strategiskt - En kvalitativ studie av strategisk kommunikation i tolv svenska kommuner", University of Borås.</text:p>
        </text:list-item>
        <text:list-item>
          <text:p text:style-name="P40">Emma Lidell (2018) "The United Nations and the Sustainable Development Goals - The importance of communicating sustainability", University of Borås.</text:p>
        </text:list-item>
        <text:list-item>
          <text:p text:style-name="P40">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1">
        <text:list-item>
          <text:p text:style-name="P41">Viktoria Lagerkvist (2018) "Samspel eller kamp? En kritisk analys av bibliotekschefers strategiska kommunikation i den kommunala politiska verkligheten", Magisteruppsats, University of Borås.</text:p>
        </text:list-item>
        <text:list-item>
          <text:p text:style-name="P41">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2">
        <text:list-item>
          <text:p text:style-name="P42">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Evidence-basing: practice, theory, context: Master's level (Magister): Thesis examination</text:h>
      <text:list text:style-name="L43">
        <text:list-item>
          <text:p text:style-name="P43">Annika Linell (2015) "Att bryta ny mark. En analys av Skolforskningsinstitutets första steg inom utbildningsvetenskaplig kumulativitet.", Magisteruppsats, University of Gothenburg.</text:p>
        </text:list-item>
      </text:list>
      <text:h text:style-name="Heading_20_2" text:outline-level="2">Courses &amp; Thesis supervision, postgraduate level</text:h>
      <text:h text:style-name="Heading_20_3" text:outline-level="3">Ph.D-thesis supervision</text:h>
      <text:list text:style-name="L44">
        <text:list-item>
          <text:p text:style-name="P44">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4">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5">
        <text:list-item>
          <text:p text:style-name="P45">(2018-03-14), Guest lecture, "Digital methods", <text:span text:style-name="T1">Digital and Visual Methods</text:span>, Chalmers University of Technology, Dept. for Science, Technology and Society.</text:p>
        </text:list-item>
        <text:list-item>
          <text:p text:style-name="P45">(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5">(2016), Guest lecture "Citizen Science and Biodiversity Research", BioEnv higher education, Department of Biological and Environmental Sciences, University of Gothenburg.</text:p>
        </text:list-item>
        <text:list-item>
          <text:p text:style-name="P45">(2012), Guest lecture, "Net politics, process philosophy and Deleuze", Theories of Practical Knowing, HDK/Högskolan för Design och Konsthantverk, Göteborg.</text:p>
        </text:list-item>
        <text:list-item>
          <text:p text:style-name="P45">(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6">
        <text:list-item>
          <text:p text:style-name="P46"><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7">
        <text:list-item>
          <text:p text:style-name="P47">2018 - ongoing. Programme Co-ordinator for the Master's Programme for communication officers in the public sector, 60 - 120 credits, University of Gothenburg.</text:p>
        </text:list-item>
        <text:list-item>
          <text:p text:style-name="P47"><text:a xlink:type="simple" xlink:href="http://files.christopherkullenberg.se/studierektoronline.pdf" office:name=""><text:span text:style-name="Definition">Study Administrator (Studierektor), Spring semester 2014</text:span></text:a>.</text:p>
        </text:list-item>
        <text:list-item>
          <text:p text:style-name="P47"><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